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7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5.803cm"/>
    </style:style>
    <style:style style:name="co4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19.701cm"/>
    </style:style>
    <style:style style:name="co7" style:family="table-column">
      <style:table-column-properties fo:break-before="auto" style:column-width="2.441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63.274cm"/>
    </style:style>
    <style:style style:name="co10" style:family="table-column">
      <style:table-column-properties fo:break-before="auto" style:column-width="3.612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4.223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2.863cm"/>
    </style:style>
    <style:style style:name="co16" style:family="table-column">
      <style:table-column-properties fo:break-before="auto" style:column-width="3.77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5.10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36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Name_en</text:p>
          </table:table-cell>
          <table:table-cell table:style-name="ce1" office:value-type="string">
            <text:p>Name_es</text:p>
          </table:table-cell>
          <table:table-cell table:style-name="ce1" office:value-type="string">
            <text:p>Name_it</text:p>
          </table:table-cell>
          <table:table-cell table:style-name="ce1" office:value-type="string">
            <text:p>Name_de</text:p>
          </table:table-cell>
          <table:table-cell table:style-name="ce1" office:value-type="string">
            <text:p>Name_nl</text:p>
          </table:table-cell>
          <table:table-cell table:style-name="ce1" office:value-type="string">
            <text:p>Name_f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Description_en</text:p>
          </table:table-cell>
          <table:table-cell table:style-name="ce1" office:value-type="string">
            <text:p>Description_es</text:p>
          </table:table-cell>
          <table:table-cell table:style-name="ce1" office:value-type="string">
            <text:p>Description_it</text:p>
          </table:table-cell>
          <table:table-cell table:style-name="ce1" office:value-type="string">
            <text:p>Description_de</text:p>
          </table:table-cell>
          <table:table-cell table:style-name="ce1" office:value-type="string">
            <text:p>Description_nl</text:p>
          </table:table-cell>
          <table:table-cell table:style-name="ce1" office:value-type="string">
            <text:p>Description_fr</text:p>
          </table:table-cell>
          <table:table-cell table:style-name="ce1" office:value-type="string">
            <text:p>Tax Class</text:p>
          </table:table-cell>
          <table:table-cell table:style-name="ce1" office:value-type="string">
            <text:p>Manufacturer</text:p>
          </table:table-cell>
          <table:table-cell table:style-name="ce1" table:number-columns-repeated="236"/>
        </table:table-row>
        <table:table-row table:style-name="ro2">
          <table:table-cell office:value-type="string">
            <text:p>2|5</text:p>
          </table:table-cell>
          <table:table-cell office:value-type="string">
            <text:p>W30729</text:p>
          </table:table-cell>
          <table:table-cell office:value-type="string">
            <text:p>En ZATTERA FORATA PLAYMAT</text:p>
          </table:table-cell>
          <table:table-cell office:value-type="string">
            <text:p>es</text:p>
          </table:table-cell>
          <table:table-cell office:value-type="string">
            <text:p>it</text:p>
          </table:table-cell>
          <table:table-cell office:value-type="string">
            <text:p>de</text:p>
          </table:table-cell>
          <table:table-cell office:value-type="string">
            <text:p>nl</text:p>
          </table:table-cell>
          <table:table-cell office:value-type="string">
            <text:p>fr</text:p>
          </table:table-cell>
          <table:table-cell office:value-type="float" office:value="20">
            <text:p>20</text:p>
          </table:table-cell>
          <table:table-cell office:value-type="string">
            <text:p>prova.jpg</text:p>
          </table:table-cell>
          <table:table-cell office:value-type="float" office:value="100">
            <text:p>100</text:p>
          </table:table-cell>
          <table:table-cell office:value-type="float" office:value="0.1">
            <text:p>0,1</text:p>
          </table:table-cell>
          <table:table-cell office:value-type="string">
            <text:p>- zattera galleggiante in PLASTAZOTE™ espanso</text:p>
            <text:p>- ottima galleggiabilità</text:p>
            <text:p>- molto resistente e ad alta stabilità</text:p>
            <text:p>- dotata di fori, permette un intenso contatto con l’acqua</text:p>
            <text:p>e favorisce la presa</text:p>
            <text:p>- il design trapezoidale conferisce una galleggiabilità</text:p>
            <text:p>variabile</text:p>
            <text:p>- colori: blu &amp; giallo</text:p>
            <text:p>30729 1000 x 735/500x 14 mm</text:p>
            <text:p>80832 1000 x 735/500x 28 mm</text:p>
            <text:p>80833 1500 x 990/650x 14 mm</text:p>
            <text:p>80834 1500 x 990/650x 28 mm</text:p>
          </table:table-cell>
          <table:table-cell office:value-type="string">
            <text:p>des</text:p>
          </table:table-cell>
          <table:table-cell office:value-type="string">
            <text:p>dit</text:p>
          </table:table-cell>
          <table:table-cell office:value-type="string">
            <text:p>dde</text:p>
          </table:table-cell>
          <table:table-cell office:value-type="string">
            <text:p>dnl</text:p>
          </table:table-cell>
          <table:table-cell office:value-type="string">
            <text:p>dfr</text:p>
          </table:table-cell>
          <table:table-cell office:value-type="float" office:value="1">
            <text:p>1</text:p>
          </table:table-cell>
          <table:table-cell office:value-type="string">
            <text:p>Pippo</text:p>
          </table:table-cell>
          <table:table-cell table:number-columns-repeated="236"/>
        </table:table-row>
        <table:table-row table:style-name="ro3">
          <table:table-cell office:value-type="string">
            <text:p>Hardware.Memory.DDR2-533</text:p>
          </table:table-cell>
          <table:table-cell office:value-type="string">
            <text:p>KING1G533</text:p>
          </table:table-cell>
          <table:table-cell table:number-columns-repeated="6" office:value-type="string">
            <text:p>1GB Ram Memory</text:p>
          </table:table-cell>
          <table:table-cell office:value-type="float" office:value="50">
            <text:p>50</text:p>
          </table:table-cell>
          <table:table-cell office:value-type="string">
            <text:p>memoria.jpg</text:p>
          </table:table-cell>
          <table:table-cell office:value-type="float" office:value="50.99">
            <text:p>50,99</text:p>
          </table:table-cell>
          <table:table-cell office:value-type="float" office:value="0.2">
            <text:p>0,2</text:p>
          </table:table-cell>
          <table:table-cell table:number-columns-repeated="6" office:value-type="string">
            <text:p>memoria ram da 1gb</text:p>
          </table:table-cell>
          <table:table-cell office:value-type="string">
            <text:p>IVA20</text:p>
          </table:table-cell>
          <table:table-cell office:value-type="string">
            <text:p>Kingstone</text:p>
          </table:table-cell>
          <table:table-cell table:number-columns-repeated="236"/>
        </table:table-row>
        <table:table-row table:style-name="ro3">
          <table:table-cell office:value-type="string">
            <text:p>Hardware.Graphics Cards|Hardware.Gaming</text:p>
          </table:table-cell>
          <table:table-cell office:value-type="string">
            <text:p>RIVATNT</text:p>
          </table:table-cell>
          <table:table-cell table:number-columns-repeated="6" office:value-type="string">
            <text:p>Scheda Grafica RIVA TNT</text:p>
          </table:table-cell>
          <table:table-cell office:value-type="float" office:value="155">
            <text:p>155</text:p>
          </table:table-cell>
          <table:table-cell office:value-type="string">
            <text:p>video.jpg</text:p>
          </table:table-cell>
          <table:table-cell office:value-type="float" office:value="50.99">
            <text:p>50,99</text:p>
          </table:table-cell>
          <table:table-cell office:value-type="float" office:value="0.2">
            <text:p>0,2</text:p>
          </table:table-cell>
          <table:table-cell table:number-columns-repeated="6" office:value-type="string">
            <text:p>scheda grafica</text:p>
          </table:table-cell>
          <table:table-cell office:value-type="string">
            <text:p>IVA20</text:p>
          </table:table-cell>
          <table:table-cell office:value-type="string">
            <text:p>RIVA</text:p>
          </table:table-cell>
          <table:table-cell table:number-columns-repeated="236"/>
        </table:table-row>
        <table:table-row table:style-name="ro3">
          <table:table-cell office:value-type="string">
            <text:p>Hardware.Graphics Cards|Hardware.Gaming</text:p>
          </table:table-cell>
          <table:table-cell office:value-type="string">
            <text:p>RIVATNT II</text:p>
          </table:table-cell>
          <table:table-cell office:value-type="string">
            <text:p>Scheda Grafica RIVA TNT II</text:p>
          </table:table-cell>
          <table:table-cell table:number-columns-repeated="5" office:value-type="string">
            <text:p>Scheda Grafica RIVA TNT 2</text:p>
          </table:table-cell>
          <table:table-cell office:value-type="float" office:value="155">
            <text:p>155</text:p>
          </table:table-cell>
          <table:table-cell office:value-type="string">
            <text:p>http://img.tomshardware.com/us/1999/01/05/comparison_of_graphics_cards_with_nvidia/image56.jpg</text:p>
          </table:table-cell>
          <table:table-cell office:value-type="float" office:value="80.99">
            <text:p>80,99</text:p>
          </table:table-cell>
          <table:table-cell office:value-type="float" office:value="0.2">
            <text:p>0,2</text:p>
          </table:table-cell>
          <table:table-cell table:number-columns-repeated="6" office:value-type="string">
            <text:p>scheda grafica</text:p>
          </table:table-cell>
          <table:table-cell office:value-type="string">
            <text:p>IVA20</text:p>
          </table:table-cell>
          <table:table-cell office:value-type="string">
            <text:p>RIVA</text:p>
          </table:table-cell>
          <table:table-cell table:number-columns-repeated="236"/>
        </table:table-row>
        <table:table-row table:style-name="ro3">
          <table:table-cell office:value-type="string">
            <text:p>Hardware.Graphics Cards|Hardware.Gaming</text:p>
          </table:table-cell>
          <table:table-cell office:value-type="string">
            <text:p>RIVATNT III</text:p>
          </table:table-cell>
          <table:table-cell office:value-type="string">
            <text:p>Scheda Grafica RIVA TNT III</text:p>
          </table:table-cell>
          <table:table-cell table:number-columns-repeated="5" office:value-type="string">
            <text:p>Scheda Grafica RIVA TNT 3</text:p>
          </table:table-cell>
          <table:table-cell office:value-type="float" office:value="155">
            <text:p>155</text:p>
          </table:table-cell>
          <table:table-cell office:value-type="string">
            <text:p>image_name.jpg|http://img.tomshardware.com/us/1999/01/05/comparison_of_graphics_cards_with_nvidia/image56.jpg</text:p>
          </table:table-cell>
          <table:table-cell office:value-type="float" office:value="80.99">
            <text:p>80,99</text:p>
          </table:table-cell>
          <table:table-cell office:value-type="float" office:value="0.2">
            <text:p>0,2</text:p>
          </table:table-cell>
          <table:table-cell table:number-columns-repeated="6" office:value-type="string">
            <text:p>scheda grafica</text:p>
          </table:table-cell>
          <table:table-cell office:value-type="string">
            <text:p>IVA20</text:p>
          </table:table-cell>
          <table:table-cell office:value-type="string">
            <text:p>RIVA</text:p>
          </table:table-cell>
          <table:table-cell table:number-columns-repeated="2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0">10/09/2008</text:date>, <text:time>16.45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Eugenio Bonifacio</dc:creator>
    <dc:date>2008-09-10T16:45:38</dc:date>
    <meta:editing-cycles>1</meta:editing-cycles>
    <meta:editing-duration>PT2M3S</meta:editing-duration>
    <meta:user-defined meta:name="Info 1"/>
    <meta:user-defined meta:name="Info 2"/>
    <meta:user-defined meta:name="Info 3"/>
    <meta:user-defined meta:name="Info 4"/>
    <meta:document-statistic meta:table-count="1" meta:cell-count="120"/>
  </office:meta>
</office:document-meta>
</file>